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Sarasa Mono SC1" svg:font-family="'Sarasa Mono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Mono SC" svg:font-family="'Sarasa Mono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/>
    </style:style>
    <style:style style:name="gr2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352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2.3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724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13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565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11" style:family="graphic" style:parent-style-name="standard">
      <style:graphic-properties draw:stroke="solid" svg:stroke-width="0.008cm" svg:stroke-color="#000000" draw:marker-start="Marker_5f_1" draw:marker-start-width="0.276cm" svg:stroke-opacity="100%" draw:stroke-linejoin="round" svg:stroke-linecap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3" style:family="graphic" style:parent-style-name="standard">
      <style:graphic-properties draw:stroke="none" draw:fill="none" draw:textarea-vertical-align="middle" fo:min-height="1.126cm" fo:min-width="2.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63cm" fo:min-width="2.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193cm" fo:min-width="2.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597cm" fo:min-width="2.5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233cm" fo:min-width="2.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617cm" fo:min-width="2.5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2.45cm" fo:min-width="2.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613cm" fo:min-width="2.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225cm" fo:min-width="2.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2.404cm" fo:min-width="2.5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shadow="hidden"/>
    </style:style>
    <style:style style:name="gr24" style:family="graphic" style:parent-style-name="standard">
      <style:graphic-properties draw:stroke="none" draw:fill="none" draw:textarea-vertical-align="middle" fo:min-height="1.08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2.281cm" fo:min-width="2.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569cm" fo:min-width="2.5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139cm" fo:min-width="2.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568cm" fo:min-width="2.5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997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2" style:family="text">
      <style:text-properties fo:color="#000000" loext:opacity="100%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3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000000" loext:opacity="100%" style:font-name="Arial1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T5" style:family="text">
      <style:text-properties fo:color="#000000" loext:opacity="100%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6" style:family="text">
      <style:text-properties fo:color="#000000" loext:opacity="100%" style:font-name="Arial1" fo:font-size="18pt" style:font-name-asian="Arial1" style:font-size-asian="18pt" style:font-name-complex="Arial1" style:font-size-complex="18pt"/>
    </style:style>
    <style:style style:name="T7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Л" draw:style-name="dp1" draw:master-page-name="PM0">
        <draw:line draw:style-name="gr1" draw:text-style-name="P1" draw:layer="layout" svg:x1="2cm" svg:y1="0.5cm" svg:x2="2cm" svg:y2="41.499cm">
          <text:p/>
        </draw:line>
        <draw:line draw:style-name="gr1" draw:text-style-name="P1" draw:layer="layout" svg:x1="2cm" svg:y1="0.5cm" svg:x2="58.5cm" svg:y2="0.5cm">
          <text:p/>
        </draw:line>
        <draw:line draw:style-name="gr1" draw:text-style-name="P1" draw:layer="layout" svg:x1="2cm" svg:y1="41.5cm" svg:x2="58.5cm" svg:y2="41.5cm">
          <text:p/>
        </draw:line>
        <draw:line draw:style-name="gr1" draw:text-style-name="P1" draw:layer="layout" svg:x1="58.5cm" svg:y1="41.499cm" svg:x2="58.5cm" svg:y2="0.5cm">
          <text:p/>
        </draw:line>
        <draw:line draw:style-name="gr1" draw:text-style-name="P1" draw:layer="layout" svg:x1="58.5cm" svg:y1="36cm" svg:x2="40cm" svg:y2="36cm">
          <text:p/>
        </draw:line>
        <draw:line draw:style-name="gr1" draw:text-style-name="P1" draw:layer="layout" svg:x1="40cm" svg:y1="36cm" svg:x2="40cm" svg:y2="41.499cm">
          <text:p/>
        </draw:line>
        <draw:line draw:style-name="gr1" draw:text-style-name="P1" draw:layer="layout" svg:x1="46.5cm" svg:y1="36cm" svg:x2="46.5cm" svg:y2="41.499cm">
          <text:p/>
        </draw:line>
        <draw:line draw:style-name="gr1" draw:text-style-name="P1" draw:layer="layout" svg:x1="45.5cm" svg:y1="36cm" svg:x2="45.5cm" svg:y2="41.499cm">
          <text:p/>
        </draw:line>
        <draw:line draw:style-name="gr1" draw:text-style-name="P1" draw:layer="layout" svg:x1="44cm" svg:y1="36cm" svg:x2="44cm" svg:y2="41.499cm">
          <text:p/>
        </draw:line>
        <draw:line draw:style-name="gr1" draw:text-style-name="P1" draw:layer="layout" svg:x1="44cm" svg:y1="36.5cm" svg:x2="45.499cm" svg:y2="36.5cm">
          <text:p/>
        </draw:line>
        <draw:line draw:style-name="gr1" draw:text-style-name="P1" draw:layer="layout" svg:x1="45.5cm" svg:y1="36.5cm" svg:x2="46.5cm" svg:y2="36.5cm">
          <text:p/>
        </draw:line>
        <draw:line draw:style-name="gr1" draw:text-style-name="P1" draw:layer="layout" svg:x1="41.7cm" svg:y1="36cm" svg:x2="41.7cm" svg:y2="41.499cm">
          <text:p/>
        </draw:line>
        <draw:line draw:style-name="gr1" draw:text-style-name="P1" draw:layer="layout" svg:x1="40.7cm" svg:y1="36cm" svg:x2="40.7cm" svg:y2="38.499cm">
          <text:p/>
        </draw:line>
        <draw:line draw:style-name="gr1" draw:text-style-name="P1" draw:layer="layout" svg:x1="40cm" svg:y1="36.5cm" svg:x2="40.7cm" svg:y2="36.5cm">
          <text:p/>
        </draw:line>
        <draw:g>
          <draw:line draw:style-name="gr1" draw:text-style-name="P1" draw:layer="layout" svg:x1="40.7cm" svg:y1="36.5cm" svg:x2="41.7cm" svg:y2="36.5cm">
            <text:p/>
          </draw:line>
          <draw:frame draw:style-name="gr2" draw:text-style-name="P1" draw:layer="layout" svg:width="1.411cm" svg:height="1.219cm" svg:x="40.494cm" svg:y="35.891cm">
            <draw:text-box>
              <text:p/>
            </draw:text-box>
          </draw:frame>
        </draw:g>
        <draw:line draw:style-name="gr1" draw:text-style-name="P1" draw:layer="layout" svg:x1="41.7cm" svg:y1="36.5cm" svg:x2="44cm" svg:y2="36.5cm">
          <text:p/>
        </draw:line>
        <draw:line draw:style-name="gr1" draw:text-style-name="P1" draw:layer="layout" svg:x1="44cm" svg:y1="37cm" svg:x2="45.5cm" svg:y2="37cm">
          <text:p/>
        </draw:line>
        <draw:line draw:style-name="gr1" draw:text-style-name="P1" draw:layer="layout" svg:x1="45.5cm" svg:y1="37cm" svg:x2="46.5cm" svg:y2="37cm">
          <text:p/>
        </draw:line>
        <draw:line draw:style-name="gr1" draw:text-style-name="P1" draw:layer="layout" svg:x1="40cm" svg:y1="37cm" svg:x2="40.7cm" svg:y2="37cm">
          <text:p/>
        </draw:line>
        <draw:g>
          <draw:line draw:style-name="gr1" draw:text-style-name="P1" draw:layer="layout" svg:x1="40.7cm" svg:y1="37cm" svg:x2="41.7cm" svg:y2="37cm">
            <text:p/>
          </draw:line>
          <draw:frame draw:style-name="gr2" draw:text-style-name="P1" draw:layer="layout" svg:width="1.411cm" svg:height="1.219cm" svg:x="40.494cm" svg:y="36.391cm">
            <draw:text-box>
              <text:p/>
            </draw:text-box>
          </draw:frame>
        </draw:g>
        <draw:line draw:style-name="gr1" draw:text-style-name="P1" draw:layer="layout" svg:x1="41.7cm" svg:y1="37cm" svg:x2="43.999cm" svg:y2="37cm">
          <text:p/>
        </draw:line>
        <draw:line draw:style-name="gr1" draw:text-style-name="P1" draw:layer="layout" svg:x1="44cm" svg:y1="37.5cm" svg:x2="45.499cm" svg:y2="37.5cm">
          <text:p/>
        </draw:line>
        <draw:line draw:style-name="gr1" draw:text-style-name="P1" draw:layer="layout" svg:x1="45.5cm" svg:y1="37.5cm" svg:x2="46.5cm" svg:y2="37.5cm">
          <text:p/>
        </draw:line>
        <draw:line draw:style-name="gr1" draw:text-style-name="P1" draw:layer="layout" svg:x1="40cm" svg:y1="37.5cm" svg:x2="40.7cm" svg:y2="37.5cm">
          <text:p/>
        </draw:line>
        <draw:g>
          <draw:line draw:style-name="gr1" draw:text-style-name="P1" draw:layer="layout" svg:x1="40.7cm" svg:y1="37.5cm" svg:x2="41.7cm" svg:y2="37.5cm">
            <text:p/>
          </draw:line>
          <draw:frame draw:style-name="gr2" draw:text-style-name="P1" draw:layer="layout" svg:width="1.411cm" svg:height="1.219cm" svg:x="40.494cm" svg:y="36.891cm">
            <draw:text-box>
              <text:p/>
            </draw:text-box>
          </draw:frame>
        </draw:g>
        <draw:line draw:style-name="gr1" draw:text-style-name="P1" draw:layer="layout" svg:x1="41.7cm" svg:y1="37.5cm" svg:x2="44cm" svg:y2="37.5cm">
          <text:p/>
        </draw:line>
        <draw:line draw:style-name="gr1" draw:text-style-name="P1" draw:layer="layout" svg:x1="44cm" svg:y1="38cm" svg:x2="45.499cm" svg:y2="38cm">
          <text:p/>
        </draw:line>
        <draw:line draw:style-name="gr1" draw:text-style-name="P1" draw:layer="layout" svg:x1="45.5cm" svg:y1="38cm" svg:x2="46.5cm" svg:y2="38cm">
          <text:p/>
        </draw:line>
        <draw:line draw:style-name="gr1" draw:text-style-name="P1" draw:layer="layout" svg:x1="40cm" svg:y1="38cm" svg:x2="40.7cm" svg:y2="38cm">
          <text:p/>
        </draw:line>
        <draw:g>
          <draw:line draw:style-name="gr1" draw:text-style-name="P1" draw:layer="layout" svg:x1="40.7cm" svg:y1="38cm" svg:x2="41.7cm" svg:y2="38cm">
            <text:p/>
          </draw:line>
          <draw:frame draw:style-name="gr2" draw:text-style-name="P1" draw:layer="layout" svg:width="1.411cm" svg:height="1.219cm" svg:x="40.494cm" svg:y="37.391cm">
            <draw:text-box>
              <text:p/>
            </draw:text-box>
          </draw:frame>
        </draw:g>
        <draw:line draw:style-name="gr1" draw:text-style-name="P1" draw:layer="layout" svg:x1="41.7cm" svg:y1="38cm" svg:x2="44cm" svg:y2="38cm">
          <text:p/>
        </draw:line>
        <draw:line draw:style-name="gr1" draw:text-style-name="P1" draw:layer="layout" svg:x1="44cm" svg:y1="38.5cm" svg:x2="45.499cm" svg:y2="38.5cm">
          <text:p/>
        </draw:line>
        <draw:line draw:style-name="gr1" draw:text-style-name="P1" draw:layer="layout" svg:x1="45.5cm" svg:y1="38.5cm" svg:x2="46.5cm" svg:y2="38.5cm">
          <text:p/>
        </draw:line>
        <draw:line draw:style-name="gr1" draw:text-style-name="P1" draw:layer="layout" svg:x1="40cm" svg:y1="38.5cm" svg:x2="40.7cm" svg:y2="38.5cm">
          <text:p/>
        </draw:line>
        <draw:g>
          <draw:line draw:style-name="gr1" draw:text-style-name="P1" draw:layer="layout" svg:x1="40.7cm" svg:y1="38.5cm" svg:x2="41.7cm" svg:y2="38.5cm">
            <text:p/>
          </draw:line>
          <draw:frame draw:style-name="gr2" draw:text-style-name="P1" draw:layer="layout" svg:width="1.411cm" svg:height="1.219cm" svg:x="40.494cm" svg:y="37.891cm">
            <draw:text-box>
              <text:p/>
            </draw:text-box>
          </draw:frame>
        </draw:g>
        <draw:line draw:style-name="gr1" draw:text-style-name="P1" draw:layer="layout" svg:x1="41.7cm" svg:y1="38.5cm" svg:x2="44cm" svg:y2="38.5cm">
          <text:p/>
        </draw:line>
        <draw:line draw:style-name="gr1" draw:text-style-name="P1" draw:layer="layout" svg:x1="44cm" svg:y1="39cm" svg:x2="45.499cm" svg:y2="39cm">
          <text:p/>
        </draw:line>
        <draw:line draw:style-name="gr1" draw:text-style-name="P1" draw:layer="layout" svg:x1="45.5cm" svg:y1="39cm" svg:x2="46.5cm" svg:y2="39cm">
          <text:p/>
        </draw:line>
        <draw:line draw:style-name="gr1" draw:text-style-name="P1" draw:layer="layout" svg:x1="40cm" svg:y1="39cm" svg:x2="40.7cm" svg:y2="39cm">
          <text:p/>
        </draw:line>
        <draw:g>
          <draw:line draw:style-name="gr1" draw:text-style-name="P1" draw:layer="layout" svg:x1="40.7cm" svg:y1="39cm" svg:x2="41.7cm" svg:y2="39cm">
            <text:p/>
          </draw:line>
          <draw:frame draw:style-name="gr2" draw:text-style-name="P1" draw:layer="layout" svg:width="1.411cm" svg:height="1.219cm" svg:x="40.494cm" svg:y="38.391cm">
            <draw:text-box>
              <text:p/>
            </draw:text-box>
          </draw:frame>
        </draw:g>
        <draw:line draw:style-name="gr1" draw:text-style-name="P1" draw:layer="layout" svg:x1="41.7cm" svg:y1="39cm" svg:x2="44cm" svg:y2="39cm">
          <text:p/>
        </draw:line>
        <draw:line draw:style-name="gr1" draw:text-style-name="P1" draw:layer="layout" svg:x1="44cm" svg:y1="39.5cm" svg:x2="45.5cm" svg:y2="39.5cm">
          <text:p/>
        </draw:line>
        <draw:line draw:style-name="gr1" draw:text-style-name="P1" draw:layer="layout" svg:x1="45.5cm" svg:y1="39.5cm" svg:x2="46.499cm" svg:y2="39.5cm">
          <text:p/>
        </draw:line>
        <draw:line draw:style-name="gr1" draw:text-style-name="P1" draw:layer="layout" svg:x1="40cm" svg:y1="39.5cm" svg:x2="40.7cm" svg:y2="39.5cm">
          <text:p/>
        </draw:line>
        <draw:g>
          <draw:line draw:style-name="gr1" draw:text-style-name="P1" draw:layer="layout" svg:x1="40.7cm" svg:y1="39.5cm" svg:x2="41.7cm" svg:y2="39.5cm">
            <text:p/>
          </draw:line>
          <draw:frame draw:style-name="gr2" draw:text-style-name="P1" draw:layer="layout" svg:width="1.411cm" svg:height="1.219cm" svg:x="40.494cm" svg:y="38.891cm">
            <draw:text-box>
              <text:p/>
            </draw:text-box>
          </draw:frame>
        </draw:g>
        <draw:line draw:style-name="gr1" draw:text-style-name="P1" draw:layer="layout" svg:x1="41.7cm" svg:y1="39.5cm" svg:x2="44cm" svg:y2="39.5cm">
          <text:p/>
        </draw:line>
        <draw:line draw:style-name="gr1" draw:text-style-name="P1" draw:layer="layout" svg:x1="44cm" svg:y1="40cm" svg:x2="45.5cm" svg:y2="40cm">
          <text:p/>
        </draw:line>
        <draw:line draw:style-name="gr1" draw:text-style-name="P1" draw:layer="layout" svg:x1="45.5cm" svg:y1="40cm" svg:x2="46.499cm" svg:y2="40cm">
          <text:p/>
        </draw:line>
        <draw:line draw:style-name="gr1" draw:text-style-name="P1" draw:layer="layout" svg:x1="40cm" svg:y1="40cm" svg:x2="40.7cm" svg:y2="40cm">
          <text:p/>
        </draw:line>
        <draw:g>
          <draw:line draw:style-name="gr1" draw:text-style-name="P1" draw:layer="layout" svg:x1="40.7cm" svg:y1="40cm" svg:x2="41.7cm" svg:y2="40cm">
            <text:p/>
          </draw:line>
          <draw:frame draw:style-name="gr2" draw:text-style-name="P1" draw:layer="layout" svg:width="1.411cm" svg:height="1.219cm" svg:x="40.494cm" svg:y="39.391cm">
            <draw:text-box>
              <text:p/>
            </draw:text-box>
          </draw:frame>
        </draw:g>
        <draw:line draw:style-name="gr1" draw:text-style-name="P1" draw:layer="layout" svg:x1="41.7cm" svg:y1="40cm" svg:x2="44cm" svg:y2="40cm">
          <text:p/>
        </draw:line>
        <draw:line draw:style-name="gr1" draw:text-style-name="P1" draw:layer="layout" svg:x1="44cm" svg:y1="40.5cm" svg:x2="45.499cm" svg:y2="40.5cm">
          <text:p/>
        </draw:line>
        <draw:line draw:style-name="gr1" draw:text-style-name="P1" draw:layer="layout" svg:x1="45.5cm" svg:y1="40.5cm" svg:x2="46.5cm" svg:y2="40.5cm">
          <text:p/>
        </draw:line>
        <draw:line draw:style-name="gr1" draw:text-style-name="P1" draw:layer="layout" svg:x1="40cm" svg:y1="40.5cm" svg:x2="40.7cm" svg:y2="40.5cm">
          <text:p/>
        </draw:line>
        <draw:g>
          <draw:line draw:style-name="gr1" draw:text-style-name="P1" draw:layer="layout" svg:x1="40.7cm" svg:y1="40.5cm" svg:x2="41.7cm" svg:y2="40.5cm">
            <text:p/>
          </draw:line>
          <draw:frame draw:style-name="gr2" draw:text-style-name="P1" draw:layer="layout" svg:width="1.411cm" svg:height="1.219cm" svg:x="40.494cm" svg:y="39.891cm">
            <draw:text-box>
              <text:p/>
            </draw:text-box>
          </draw:frame>
        </draw:g>
        <draw:line draw:style-name="gr1" draw:text-style-name="P1" draw:layer="layout" svg:x1="41.7cm" svg:y1="40.5cm" svg:x2="44cm" svg:y2="40.5cm">
          <text:p/>
        </draw:line>
        <draw:line draw:style-name="gr1" draw:text-style-name="P1" draw:layer="layout" svg:x1="44cm" svg:y1="41cm" svg:x2="45.499cm" svg:y2="41cm">
          <text:p/>
        </draw:line>
        <draw:line draw:style-name="gr1" draw:text-style-name="P1" draw:layer="layout" svg:x1="45.5cm" svg:y1="41cm" svg:x2="46.5cm" svg:y2="41cm">
          <text:p/>
        </draw:line>
        <draw:line draw:style-name="gr1" draw:text-style-name="P1" draw:layer="layout" svg:x1="40cm" svg:y1="41cm" svg:x2="40.7cm" svg:y2="41cm">
          <text:p/>
        </draw:line>
        <draw:g>
          <draw:line draw:style-name="gr1" draw:text-style-name="P1" draw:layer="layout" svg:x1="40.7cm" svg:y1="41cm" svg:x2="41.7cm" svg:y2="41cm">
            <text:p/>
          </draw:line>
          <draw:frame draw:style-name="gr2" draw:text-style-name="P1" draw:layer="layout" svg:width="1.411cm" svg:height="1.219cm" svg:x="40.494cm" svg:y="40.391cm">
            <draw:text-box>
              <text:p/>
            </draw:text-box>
          </draw:frame>
        </draw:g>
        <draw:line draw:style-name="gr1" draw:text-style-name="P1" draw:layer="layout" svg:x1="41.7cm" svg:y1="41cm" svg:x2="44cm" svg:y2="41cm">
          <text:p/>
        </draw:line>
        <draw:line draw:style-name="gr1" draw:text-style-name="P1" draw:layer="layout" svg:x1="46.5cm" svg:y1="37.5cm" svg:x2="58.5cm" svg:y2="37.5cm">
          <text:p/>
        </draw:line>
        <draw:line draw:style-name="gr1" draw:text-style-name="P1" draw:layer="layout" svg:x1="53.5cm" svg:y1="40cm" svg:x2="58.5cm" svg:y2="40cm">
          <text:p/>
        </draw:line>
        <draw:line draw:style-name="gr1" draw:text-style-name="P1" draw:layer="layout" svg:x1="53.5cm" svg:y1="37.5cm" svg:x2="53.5cm" svg:y2="41.499cm">
          <text:p/>
        </draw:line>
        <draw:path draw:style-name="gr1" draw:text-style-name="P1" draw:layer="layout" svg:width="7cm" svg:height="0.107cm" svg:x="46.35cm" svg:y="39.894cm" svg:viewBox="0 0 7001 108" svg:d="M7001 108h-6746c0-19-5-37-14-54-9-16-23-30-39-39-16-10-34-15-52-15-19 0-37 5-53 15-16 9-30 23-39 39-9 17-14 35-14 54h-44">
          <text:p/>
        </draw:path>
        <draw:line draw:style-name="gr1" draw:text-style-name="P1" draw:layer="layout" svg:x1="53.5cm" svg:y1="38cm" svg:x2="55cm" svg:y2="38cm">
          <text:p/>
        </draw:line>
        <draw:line draw:style-name="gr1" draw:text-style-name="P1" draw:layer="layout" svg:x1="58.5cm" svg:y1="38cm" svg:x2="56.7cm" svg:y2="38cm">
          <text:p/>
        </draw:line>
        <draw:line draw:style-name="gr1" draw:text-style-name="P1" draw:layer="layout" svg:x1="53.5cm" svg:y1="39.5cm" svg:x2="58.5cm" svg:y2="39.5cm">
          <text:p/>
        </draw:line>
        <draw:line draw:style-name="gr1" draw:text-style-name="P1" draw:layer="layout" svg:x1="56.7cm" svg:y1="37.5cm" svg:x2="56.7cm" svg:y2="39.5cm">
          <text:p/>
        </draw:line>
        <draw:line draw:style-name="gr1" draw:text-style-name="P1" draw:layer="layout" svg:x1="55cm" svg:y1="37.5cm" svg:x2="55cm" svg:y2="39.5cm">
          <text:p/>
        </draw:line>
        <draw:line draw:style-name="gr1" draw:text-style-name="P1" draw:layer="layout" svg:x1="55cm" svg:y1="38cm" svg:x2="56.699cm" svg:y2="38cm">
          <text:p/>
        </draw:line>
        <draw:line draw:style-name="gr1" draw:text-style-name="P1" draw:layer="layout" svg:x1="54.5cm" svg:y1="38cm" svg:x2="54.5cm" svg:y2="39.5cm">
          <text:p/>
        </draw:line>
        <draw:line draw:style-name="gr1" draw:text-style-name="P1" draw:layer="layout" svg:x1="54cm" svg:y1="38cm" svg:x2="54cm" svg:y2="39.5cm">
          <text:p/>
        </draw:line>
        <draw:line draw:style-name="gr1" draw:text-style-name="P1" draw:layer="layout" svg:x1="55.5cm" svg:y1="39.5cm" svg:x2="55.5cm" svg:y2="39.999cm">
          <text:p/>
        </draw:line>
        <draw:frame draw:style-name="gr3" draw:text-style-name="P1" draw:layer="layout" svg:width="1.5cm" svg:height="0.57cm" svg:x="44cm" svg:y="37.965cm">
          <draw:text-box>
            <text:p text:style-name="P2"><text:span text:style-name="T1">Подпись</text:span></text:p>
          </draw:text-box>
        </draw:frame>
        <draw:frame draw:style-name="gr3" draw:text-style-name="P1" draw:layer="layout" svg:width="1cm" svg:height="0.524cm" svg:x="45.5cm" svg:y="37.988cm">
          <draw:text-box>
            <text:p text:style-name="P2"><text:span text:style-name="T2">Дата</text:span></text:p>
          </draw:text-box>
        </draw:frame>
        <draw:frame draw:style-name="gr3" draw:text-style-name="P1" draw:layer="layout" svg:width="1.7cm" svg:height="0.57cm" svg:x="40cm" svg:y="38.465cm">
          <draw:text-box>
            <text:p text:style-name="P2"><text:span text:style-name="T1">Выполнил</text:span></text:p>
          </draw:text-box>
        </draw:frame>
        <draw:frame draw:style-name="gr4" draw:text-style-name="P1" draw:layer="layout" svg:width="1.5cm" svg:height="0.57cm" svg:x="40cm" svg:y="40.968cm">
          <draw:text-box>
            <text:p text:style-name="P2"><text:span text:style-name="T1">Утв.</text:span></text:p>
          </draw:text-box>
        </draw:frame>
        <draw:frame draw:style-name="gr3" draw:text-style-name="P1" draw:layer="layout" svg:width="1.5cm" svg:height="0.57cm" svg:x="53.5cm" svg:y="37.465cm">
          <draw:text-box>
            <text:p text:style-name="P2"><text:span text:style-name="T1">Лит.</text:span></text:p>
          </draw:text-box>
        </draw:frame>
        <draw:frame draw:style-name="gr3" draw:text-style-name="P1" draw:layer="layout" svg:width="1.5cm" svg:height="0.57cm" svg:x="55cm" svg:y="37.465cm">
          <draw:text-box>
            <text:p text:style-name="P2"><text:span text:style-name="T1">Масса</text:span></text:p>
          </draw:text-box>
        </draw:frame>
        <draw:frame draw:style-name="gr3" draw:text-style-name="P1" draw:layer="layout" svg:width="1.8cm" svg:height="0.57cm" svg:x="56.7cm" svg:y="37.465cm">
          <draw:text-box>
            <text:p text:style-name="P2"><text:span text:style-name="T1">Масштаб</text:span></text:p>
          </draw:text-box>
        </draw:frame>
        <draw:frame draw:style-name="gr3" draw:text-style-name="P1" draw:layer="layout" svg:width="2cm" svg:height="0.57cm" svg:x="53.5cm" svg:y="39.465cm">
          <draw:text-box>
            <text:p text:style-name="P3"><text:span text:style-name="T1">Лист <text:s text:c="7"/>5</text:span></text:p>
          </draw:text-box>
        </draw:frame>
        <draw:frame draw:style-name="gr3" draw:text-style-name="P1" draw:layer="layout" svg:width="3cm" svg:height="0.57cm" svg:x="55.5cm" svg:y="39.465cm">
          <draw:text-box>
            <text:p text:style-name="P3"><text:span text:style-name="T1">Листов <text:s text:c="14"/>7</text:span></text:p>
          </draw:text-box>
        </draw:frame>
        <draw:frame draw:style-name="gr5" draw:text-style-name="P1" draw:layer="layout" svg:width="5cm" svg:height="1.559cm" svg:x="53.5cm" svg:y="39.971cm">
          <draw:text-box>
            <text:p text:style-name="P2"><text:span text:style-name="T3">МГТУ им. Н.Э. Баумана</text:span></text:p>
            <text:p text:style-name="P2"><text:span text:style-name="T3">Кафедра ИУ5, </text:span></text:p>
            <text:p text:style-name="P2"><text:span text:style-name="T3">группа ИУ5-64</text:span></text:p>
          </draw:text-box>
        </draw:frame>
        <draw:frame draw:style-name="gr3" draw:text-style-name="P1" draw:layer="layout" svg:width="2.3cm" svg:height="0.57cm" svg:x="41.85cm" svg:y="40.965cm">
          <draw:text-box>
            <text:p text:style-name="P2"><text:span text:style-name="T1">Галкин В.А.</text:span></text:p>
          </draw:text-box>
        </draw:frame>
        <draw:frame draw:style-name="gr6" draw:text-style-name="P1" draw:layer="layout" svg:width="7cm" svg:height="2.5cm" svg:x="46.5cm" svg:y="37.5cm">
          <draw:text-box>
            <text:p text:style-name="P2"><text:span text:style-name="T3">Структурные схемы основных </text:span><text:span text:style-name="T3">процедур взаимодействия объектов </text:span><text:span text:style-name="T3">по разработанному протоколу</text:span></text:p>
          </draw:text-box>
        </draw:frame>
        <draw:frame draw:style-name="gr7" draw:text-style-name="P1" draw:layer="layout" svg:width="8.735cm" svg:height="1.136cm" svg:x="48.265cm" svg:y="36.235cm">
          <draw:text-box>
            <text:p text:style-name="P2"><text:span text:style-name="T4">Курсовая работа</text:span></text:p>
          </draw:text-box>
        </draw:frame>
        <draw:frame draw:style-name="gr3" draw:text-style-name="P1" draw:layer="layout" svg:width="2.3cm" svg:height="0.524cm" svg:x="41.7cm" svg:y="38.488cm">
          <draw:text-box>
            <text:p text:style-name="P2"><text:span text:style-name="T2">Кан А.Д.</text:span></text:p>
          </draw:text-box>
        </draw:frame>
        <draw:frame draw:style-name="gr3" draw:text-style-name="P1" draw:layer="layout" svg:width="2.3cm" svg:height="0.524cm" svg:x="41.7cm" svg:y="38.988cm">
          <draw:text-box>
            <text:p text:style-name="P2"><text:span text:style-name="T2">Шпак И.Д.</text:span></text:p>
          </draw:text-box>
        </draw:frame>
        <draw:frame draw:style-name="gr5" draw:text-style-name="P1" draw:layer="layout" svg:width="7cm" svg:height="1.5cm" svg:x="46.5cm" svg:y="40cm">
          <draw:text-box>
            <text:p text:style-name="P2"><text:span text:style-name="T5">Сетевые </text:span><text:span text:style-name="T5">технологии в АСОИУ</text:span></text:p>
          </draw:text-box>
        </draw:frame>
        <draw:frame draw:style-name="gr8" draw:text-style-name="P1" draw:layer="layout" svg:width="13.561cm" svg:height="1.13cm" svg:x="9.398cm" svg:y="2.15cm">
          <draw:text-box>
            <text:p text:style-name="P2"><text:span text:style-name="T6">Установка </text:span><text:span text:style-name="T6">соединения</text:span></text:p>
          </draw:text-box>
        </draw:frame>
        <draw:line draw:style-name="gr1" draw:text-style-name="P1" draw:layer="layout" svg:x1="7.053cm" svg:y1="5.123cm" svg:x2="12.703cm" svg:y2="5.123cm">
          <text:p/>
        </draw:line>
        <draw:line draw:style-name="gr1" draw:text-style-name="P1" draw:layer="layout" svg:x1="7.053cm" svg:y1="7.383cm" svg:x2="12.703cm" svg:y2="7.383cm">
          <text:p/>
        </draw:line>
        <draw:line draw:style-name="gr1" draw:text-style-name="P1" draw:layer="layout" svg:x1="7.053cm" svg:y1="9.643cm" svg:x2="12.703cm" svg:y2="9.643cm">
          <text:p/>
        </draw:line>
        <draw:frame draw:style-name="gr9" draw:text-style-name="P1" draw:layer="layout" svg:width="3.955cm" svg:height="0.569cm" svg:x="2.533cm" svg:y="4.838cm">
          <draw:text-box>
            <text:p text:style-name="P4"><text:span text:style-name="T7">Прикладной</text:span></text:p>
          </draw:text-box>
        </draw:frame>
        <draw:frame draw:style-name="gr9" draw:text-style-name="P1" draw:layer="layout" svg:width="3.955cm" svg:height="0.569cm" svg:x="2.25cm" svg:y="7.098cm">
          <draw:text-box>
            <text:p text:style-name="P4"><text:span text:style-name="T7">Канальный</text:span></text:p>
          </draw:text-box>
        </draw:frame>
        <draw:frame draw:style-name="gr9" draw:text-style-name="P1" draw:layer="layout" svg:width="3.955cm" svg:height="0.569cm" svg:x="2.533cm" svg:y="9.641cm">
          <draw:text-box>
            <text:p text:style-name="P4"><text:span text:style-name="T7">Физический</text:span></text:p>
          </draw:text-box>
        </draw:frame>
        <draw:frame draw:style-name="gr8" draw:text-style-name="P1" draw:layer="layout" svg:width="7.345cm" svg:height="1.13cm" svg:x="6.008cm" svg:y="3.445cm">
          <draw:text-box>
            <text:p text:style-name="P2"><text:span text:style-name="T8">Ведущая станция</text:span></text:p>
          </draw:text-box>
        </draw:frame>
        <draw:frame draw:style-name="gr8" draw:text-style-name="P1" draw:layer="layout" svg:width="4.379cm" svg:height="1.13cm" svg:x="4.312cm" svg:y="7.891cm">
          <draw:text-box>
            <text:p text:style-name="P2"><text:span text:style-name="T8">Передача </text:span><text:span text:style-name="T8">LINK-</text:span><text:span text:style-name="T8">кадра </text:span></text:p>
          </draw:text-box>
        </draw:frame>
        <draw:frame draw:style-name="gr8" draw:text-style-name="P1" draw:layer="layout" svg:width="3.955cm" svg:height="1.137cm" svg:x="5.16cm" svg:y="5.628cm">
          <draw:text-box>
            <text:p text:style-name="P2"><text:span text:style-name="T8">Запрос на </text:span><text:span text:style-name="T8">соединени</text:span><text:span text:style-name="T8">е</text:span></text:p>
          </draw:text-box>
        </draw:frame>
        <draw:polyline draw:style-name="gr10" draw:text-style-name="P1" draw:layer="layout" svg:width="0cm" svg:height="2.259cm" svg:x="8.833cm" svg:y="5.123cm" svg:viewBox="0 0 0 2260" draw:points="0,0 0,577 0,2260">
          <text:p/>
        </draw:polyline>
        <draw:polyline draw:style-name="gr10" draw:text-style-name="P1" draw:layer="layout" svg:width="0cm" svg:height="2.259cm" svg:x="8.833cm" svg:y="7.372cm" svg:viewBox="0 0 0 2260" draw:points="0,0 0,318 0,2260">
          <text:p/>
        </draw:polyline>
        <draw:line draw:style-name="gr1" draw:text-style-name="P1" draw:layer="layout" svg:x1="20.162cm" svg:y1="5.208cm" svg:x2="25.812cm" svg:y2="5.208cm">
          <text:p/>
        </draw:line>
        <draw:line draw:style-name="gr1" draw:text-style-name="P1" draw:layer="layout" svg:x1="20.162cm" svg:y1="7.468cm" svg:x2="25.812cm" svg:y2="7.468cm">
          <text:p/>
        </draw:line>
        <draw:line draw:style-name="gr1" draw:text-style-name="P1" draw:layer="layout" svg:x1="20.162cm" svg:y1="9.728cm" svg:x2="25.812cm" svg:y2="9.728cm">
          <text:p/>
        </draw:line>
        <draw:frame draw:style-name="gr9" draw:text-style-name="P1" draw:layer="layout" svg:width="3.955cm" svg:height="0.569cm" svg:x="15.641cm" svg:y="4.923cm">
          <draw:text-box>
            <text:p text:style-name="P4"><text:span text:style-name="T7">Приклад</text:span><text:span text:style-name="T7">ной</text:span></text:p>
          </draw:text-box>
        </draw:frame>
        <draw:frame draw:style-name="gr9" draw:text-style-name="P1" draw:layer="layout" svg:width="3.955cm" svg:height="0.569cm" svg:x="15.359cm" svg:y="7.183cm">
          <draw:text-box>
            <text:p text:style-name="P4"><text:span text:style-name="T7">Каналь</text:span><text:span text:style-name="T7">ный</text:span></text:p>
          </draw:text-box>
        </draw:frame>
        <draw:frame draw:style-name="gr9" draw:text-style-name="P1" draw:layer="layout" svg:width="3.955cm" svg:height="0.569cm" svg:x="15.641cm" svg:y="9.726cm">
          <draw:text-box>
            <text:p text:style-name="P4"><text:span text:style-name="T7">Физич</text:span><text:span text:style-name="T7">еский</text:span></text:p>
          </draw:text-box>
        </draw:frame>
        <draw:frame draw:style-name="gr8" draw:text-style-name="P1" draw:layer="layout" svg:width="7.345cm" svg:height="1.13cm" svg:x="19.116cm" svg:y="3.43cm">
          <draw:text-box>
            <text:p text:style-name="P2"><text:span text:style-name="T8">Станц</text:span><text:span text:style-name="T8">ия-</text:span><text:span text:style-name="T8">получ</text:span><text:span text:style-name="T8">атель</text:span></text:p>
          </draw:text-box>
        </draw:frame>
        <draw:polyline draw:style-name="gr11" draw:text-style-name="P1" draw:layer="layout" svg:width="0cm" svg:height="2.259cm" svg:x="24.88cm" svg:y="7.468cm" svg:viewBox="0 0 0 2260" draw:points="0,0 0,307 0,2260">
          <text:p/>
        </draw:polyline>
        <draw:polyline draw:style-name="gr10" draw:text-style-name="P1" draw:layer="layout" svg:width="16.047cm" svg:height="2.458cm" svg:x="8.833cm" svg:y="9.728cm" svg:viewBox="0 0 16048 2459" draw:points="0,2459 16048,2459 16048,0">
          <text:p/>
        </draw:polyline>
        <draw:polyline draw:style-name="gr12" draw:text-style-name="P1" draw:layer="layout" svg:width="0cm" svg:height="2.541cm" svg:x="8.833cm" svg:y="9.643cm" svg:viewBox="0 0 0 2542" draw:points="0,0 0,181 0,2542">
          <text:p/>
        </draw:polyline>
        <draw:frame draw:style-name="gr9" draw:text-style-name="P1" draw:layer="layout" svg:width="5.65cm" svg:height="0.569cm" svg:x="13.353cm" svg:y="11.336cm">
          <draw:text-box>
            <text:p text:style-name="P2"><text:span text:style-name="T8">Перед</text:span><text:span text:style-name="T8">ача </text:span><text:span text:style-name="T8">битов</text:span></text:p>
          </draw:text-box>
        </draw:frame>
        <draw:frame draw:style-name="gr8" draw:text-style-name="P1" draw:layer="layout" svg:width="4.379cm" svg:height="1.137cm" svg:x="24.921cm" svg:y="8.001cm">
          <draw:text-box>
            <text:p text:style-name="P2"><text:span text:style-name="T8">Получение и распознавание кадра</text:span></text:p>
          </draw:text-box>
        </draw:frame>
        <draw:polyline draw:style-name="gr11" draw:text-style-name="P1" draw:layer="layout" svg:width="0cm" svg:height="2.259cm" svg:x="24.88cm" svg:y="5.208cm" svg:viewBox="0 0 0 2260" draw:points="0,0 0,567 0,2260">
          <text:p/>
        </draw:polyline>
        <draw:frame draw:style-name="gr8" draw:text-style-name="P1" draw:layer="layout" svg:width="4.379cm" svg:height="1.137cm" svg:x="25.021cm" svg:y="5.854cm">
          <draw:text-box>
            <text:p text:style-name="P2"><text:span text:style-name="T8">Сооб</text:span><text:span text:style-name="T8">щение </text:span><text:span text:style-name="T8">о </text:span><text:span text:style-name="T8">соеди</text:span><text:span text:style-name="T8">нении</text:span></text:p>
          </draw:text-box>
        </draw:frame>
        <draw:polyline draw:style-name="gr10" draw:text-style-name="P1" draw:layer="layout" svg:width="0cm" svg:height="2.259cm" svg:x="21.942cm" svg:y="7.468cm" svg:viewBox="0 0 0 2260" draw:points="0,0 0,307 0,2260">
          <text:p/>
        </draw:polyline>
        <draw:frame draw:style-name="gr8" draw:text-style-name="P1" draw:layer="layout" svg:width="4.379cm" svg:height="1.13cm" svg:x="17.266cm" svg:y="8.004cm">
          <draw:text-box>
            <text:p text:style-name="P2"><text:span text:style-name="T8">Передача LINK-кадра</text:span></text:p>
          </draw:text-box>
        </draw:frame>
        <draw:polyline draw:style-name="gr12" draw:text-style-name="P1" draw:layer="layout" svg:width="10.395cm" svg:height="0cm" svg:x="11.545cm" svg:y="11.056cm" svg:viewBox="0 0 10396 0" draw:points="10396,0 3530,0 0,0">
          <text:p/>
        </draw:polyline>
        <draw:line draw:style-name="gr12" draw:text-style-name="P1" draw:layer="layout" svg:x1="21.942cm" svg:y1="9.728cm" svg:x2="21.942cm" svg:y2="11.055cm">
          <text:p/>
        </draw:line>
        <draw:line draw:style-name="gr10" draw:text-style-name="P1" draw:layer="layout" svg:x1="11.545cm" svg:y1="11.055cm" svg:x2="11.545cm" svg:y2="9.643cm">
          <text:p/>
        </draw:line>
        <draw:polyline draw:style-name="gr11" draw:text-style-name="P1" draw:layer="layout" svg:width="0cm" svg:height="2.259cm" svg:x="11.545cm" svg:y="7.44cm" svg:viewBox="0 0 0 2260" draw:points="0,0 0,310 0,2260">
          <text:p/>
        </draw:polyline>
        <draw:frame draw:style-name="gr8" draw:text-style-name="P1" draw:layer="layout" svg:width="4.379cm" svg:height="1.137cm" svg:x="11.621cm" svg:y="7.888cm">
          <draw:text-box>
            <text:p text:style-name="P2"><text:span text:style-name="T8">Получение и </text:span><text:span text:style-name="T8">распознавание кадра</text:span></text:p>
          </draw:text-box>
        </draw:frame>
        <draw:frame draw:style-name="gr8" draw:text-style-name="P1" draw:layer="layout" svg:width="4.379cm" svg:height="1.137cm" svg:x="11.545cm" svg:y="5.628cm">
          <draw:text-box>
            <text:p text:style-name="P2"><text:span text:style-name="T8">Сообщение о </text:span><text:span text:style-name="T8">соединении</text:span></text:p>
          </draw:text-box>
        </draw:frame>
        <draw:polyline draw:style-name="gr11" draw:text-style-name="P1" draw:layer="layout" svg:width="0cm" svg:height="2.259cm" svg:x="11.545cm" svg:y="5.123cm" svg:viewBox="0 0 0 2260" draw:points="0,0 0,577 0,2260">
          <text:p/>
        </draw:polyline>
        <draw:frame draw:style-name="gr13" draw:text-style-name="P1" draw:layer="layout" svg:width="13.516cm" svg:height="1.126cm" svg:x="36.064cm" svg:y="2.15cm">
          <draw:text-box>
            <text:p text:style-name="P2"><text:span text:style-name="T6">Разрыв соединения</text:span></text:p>
          </draw:text-box>
        </draw:frame>
        <draw:line draw:style-name="gr1" draw:text-style-name="P1" draw:layer="layout" svg:x1="33.727cm" svg:y1="5.111cm" svg:x2="39.358cm" svg:y2="5.111cm">
          <text:p/>
        </draw:line>
        <draw:line draw:style-name="gr1" draw:text-style-name="P1" draw:layer="layout" svg:x1="33.727cm" svg:y1="7.363cm" svg:x2="39.358cm" svg:y2="7.363cm">
          <text:p/>
        </draw:line>
        <draw:line draw:style-name="gr1" draw:text-style-name="P1" draw:layer="layout" svg:x1="33.727cm" svg:y1="9.616cm" svg:x2="39.358cm" svg:y2="9.616cm">
          <text:p/>
        </draw:line>
        <draw:frame draw:style-name="gr14" draw:text-style-name="P1" draw:layer="layout" svg:width="3.942cm" svg:height="0.569cm" svg:x="29.25cm" svg:y="7.079cm">
          <draw:text-box>
            <text:p text:style-name="P4"><text:span text:style-name="T7">Каналь</text:span><text:span text:style-name="T7">ный</text:span></text:p>
          </draw:text-box>
        </draw:frame>
        <draw:frame draw:style-name="gr13" draw:text-style-name="P1" draw:layer="layout" svg:width="7.321cm" svg:height="1.126cm" svg:x="32.685cm" svg:y="3.14cm">
          <draw:text-box>
            <text:p text:style-name="P2"><text:span text:style-name="T8">Ведущая </text:span><text:span text:style-name="T8">станция</text:span></text:p>
          </draw:text-box>
        </draw:frame>
        <draw:frame draw:style-name="gr13" draw:text-style-name="P1" draw:layer="layout" svg:width="4.364cm" svg:height="1.137cm" svg:x="30.996cm" svg:y="7.865cm">
          <draw:text-box>
            <text:p text:style-name="P2"><text:span text:style-name="T8">Передача DOWNLINK-кадра </text:span></text:p>
          </draw:text-box>
        </draw:frame>
        <draw:frame draw:style-name="gr13" draw:text-style-name="P1" draw:layer="layout" svg:width="3.942cm" svg:height="1.126cm" svg:x="31.3cm" svg:y="5.617cm">
          <draw:text-box>
            <text:p text:style-name="P2"><text:span text:style-name="T8">Запрос на </text:span><text:span text:style-name="T8">разрыв</text:span></text:p>
          </draw:text-box>
        </draw:frame>
        <draw:polyline draw:style-name="gr10" draw:text-style-name="P1" draw:layer="layout" svg:width="0cm" svg:height="2.251cm" svg:x="35.501cm" svg:y="5.111cm" svg:viewBox="0 0 0 2252" draw:points="0,0 0,589 0,2252">
          <text:p/>
        </draw:polyline>
        <draw:polyline draw:style-name="gr10" draw:text-style-name="P1" draw:layer="layout" svg:width="0cm" svg:height="2.251cm" svg:x="35.501cm" svg:y="7.352cm" svg:viewBox="0 0 0 2252" draw:points="0,0 0,338 0,2252">
          <text:p/>
        </draw:polyline>
        <draw:line draw:style-name="gr1" draw:text-style-name="P1" draw:layer="layout" svg:x1="46.792cm" svg:y1="5.195cm" svg:x2="52.423cm" svg:y2="5.195cm">
          <text:p/>
        </draw:line>
        <draw:line draw:style-name="gr1" draw:text-style-name="P1" draw:layer="layout" svg:x1="46.792cm" svg:y1="7.448cm" svg:x2="52.423cm" svg:y2="7.448cm">
          <text:p/>
        </draw:line>
        <draw:line draw:style-name="gr1" draw:text-style-name="P1" draw:layer="layout" svg:x1="46.792cm" svg:y1="9.7cm" svg:x2="52.423cm" svg:y2="9.7cm">
          <text:p/>
        </draw:line>
        <draw:frame draw:style-name="gr14" draw:text-style-name="P1" draw:layer="layout" svg:width="3.942cm" svg:height="0.569cm" svg:x="42.287cm" svg:y="4.91cm">
          <draw:text-box>
            <text:p text:style-name="P4"><text:span text:style-name="T7">Прикладной</text:span></text:p>
          </draw:text-box>
        </draw:frame>
        <draw:frame draw:style-name="gr14" draw:text-style-name="P1" draw:layer="layout" svg:width="3.942cm" svg:height="0.569cm" svg:x="42.006cm" svg:y="7.163cm">
          <draw:text-box>
            <text:p text:style-name="P4"><text:span text:style-name="T7">Канальный</text:span></text:p>
          </draw:text-box>
        </draw:frame>
        <draw:frame draw:style-name="gr14" draw:text-style-name="P1" draw:layer="layout" svg:width="3.942cm" svg:height="0.569cm" svg:x="42.287cm" svg:y="9.697cm">
          <draw:text-box>
            <text:p text:style-name="P4"><text:span text:style-name="T7">Физический</text:span></text:p>
          </draw:text-box>
        </draw:frame>
        <draw:frame draw:style-name="gr13" draw:text-style-name="P1" draw:layer="layout" svg:width="7.321cm" svg:height="1.126cm" svg:x="45.75cm" svg:y="3.224cm">
          <draw:text-box>
            <text:p text:style-name="P2"><text:span text:style-name="T8">Станция-получатель</text:span></text:p>
          </draw:text-box>
        </draw:frame>
        <draw:polyline draw:style-name="gr11" draw:text-style-name="P1" draw:layer="layout" svg:width="0cm" svg:height="2.251cm" svg:x="51.495cm" svg:y="7.448cm" svg:viewBox="0 0 0 2252" draw:points="0,0 0,327 0,2252">
          <text:p/>
        </draw:polyline>
        <draw:polyline draw:style-name="gr10" draw:text-style-name="P1" draw:layer="layout" svg:width="15.994cm" svg:height="2.45cm" svg:x="35.501cm" svg:y="9.7cm" svg:viewBox="0 0 15995 2451" draw:points="0,2451 15995,2451 15995,0">
          <text:p/>
        </draw:polyline>
        <draw:polyline draw:style-name="gr12" draw:text-style-name="P1" draw:layer="layout" svg:width="0cm" svg:height="2.533cm" svg:x="35.501cm" svg:y="9.616cm" svg:viewBox="0 0 0 2534" draw:points="0,0 0,209 0,2534">
          <text:p/>
        </draw:polyline>
        <draw:frame draw:style-name="gr14" draw:text-style-name="P1" draw:layer="layout" svg:width="5.632cm" svg:height="0.569cm" svg:x="40.006cm" svg:y="11.302cm">
          <draw:text-box>
            <text:p text:style-name="P2"><text:span text:style-name="T8">Передача битов</text:span></text:p>
          </draw:text-box>
        </draw:frame>
        <draw:frame draw:style-name="gr13" draw:text-style-name="P1" draw:layer="layout" svg:width="4.364cm" svg:height="1.137cm" svg:x="51.8cm" svg:y="7.978cm">
          <draw:text-box>
            <text:p text:style-name="P2"><text:span text:style-name="T8">Получение и распознавание кадра</text:span></text:p>
          </draw:text-box>
        </draw:frame>
        <draw:polyline draw:style-name="gr11" draw:text-style-name="P1" draw:layer="layout" svg:width="0cm" svg:height="2.251cm" svg:x="51.495cm" svg:y="5.195cm" svg:viewBox="0 0 0 2252" draw:points="0,0 0,580 0,2252">
          <text:p/>
        </draw:polyline>
        <draw:frame draw:style-name="gr13" draw:text-style-name="P1" draw:layer="layout" svg:width="4.364cm" svg:height="1.137cm" svg:x="51.635cm" svg:y="5.838cm">
          <draw:text-box>
            <text:p text:style-name="P2"><text:span text:style-name="T8">Сообщение о разрыве</text:span></text:p>
          </draw:text-box>
        </draw:frame>
        <draw:polyline draw:style-name="gr10" draw:text-style-name="P1" draw:layer="layout" svg:width="0cm" svg:height="2.251cm" svg:x="48.566cm" svg:y="7.448cm" svg:viewBox="0 0 0 2252" draw:points="0,0 0,327 0,2252">
          <text:p/>
        </draw:polyline>
        <draw:frame draw:style-name="gr13" draw:text-style-name="P1" draw:layer="layout" svg:width="4.364cm" svg:height="1.137cm" svg:x="43.906cm" svg:y="7.978cm">
          <draw:text-box>
            <text:p text:style-name="P2"><text:span text:style-name="T8">Передача DOWNLINK-кадра</text:span></text:p>
          </draw:text-box>
        </draw:frame>
        <draw:polyline draw:style-name="gr12" draw:text-style-name="P1" draw:layer="layout" svg:width="10.361cm" svg:height="0cm" svg:x="38.204cm" svg:y="11.024cm" svg:viewBox="0 0 10362 0" draw:points="10362,0 3595,0 0,0">
          <text:p/>
        </draw:polyline>
        <draw:line draw:style-name="gr12" draw:text-style-name="P1" draw:layer="layout" svg:x1="48.566cm" svg:y1="9.7cm" svg:x2="48.566cm" svg:y2="11.023cm">
          <text:p/>
        </draw:line>
        <draw:line draw:style-name="gr10" draw:text-style-name="P1" draw:layer="layout" svg:x1="38.204cm" svg:y1="11.023cm" svg:x2="38.204cm" svg:y2="9.616cm">
          <text:p/>
        </draw:line>
        <draw:polyline draw:style-name="gr11" draw:text-style-name="P1" draw:layer="layout" svg:width="0cm" svg:height="2.251cm" svg:x="38.204cm" svg:y="7.419cm" svg:viewBox="0 0 0 2252" draw:points="0,0 0,330 0,2252">
          <text:p/>
        </draw:polyline>
        <draw:frame draw:style-name="gr13" draw:text-style-name="P1" draw:layer="layout" svg:width="4.364cm" svg:height="1.137cm" svg:x="38.318cm" svg:y="7.865cm">
          <draw:text-box>
            <text:p text:style-name="P2"><text:span text:style-name="T8">Получение и распознавание кадра</text:span></text:p>
          </draw:text-box>
        </draw:frame>
        <draw:frame draw:style-name="gr13" draw:text-style-name="P1" draw:layer="layout" svg:width="4.364cm" svg:height="1.137cm" svg:x="38.204cm" svg:y="5.612cm">
          <draw:text-box>
            <text:p text:style-name="P2"><text:span text:style-name="T8">Сообщение о разрыве</text:span></text:p>
          </draw:text-box>
        </draw:frame>
        <draw:polyline draw:style-name="gr11" draw:text-style-name="P1" draw:layer="layout" svg:width="0cm" svg:height="2.251cm" svg:x="38.204cm" svg:y="5.111cm" svg:viewBox="0 0 0 2252" draw:points="0,0 0,589 0,2252">
          <text:p/>
        </draw:polyline>
        <draw:frame draw:style-name="gr14" draw:text-style-name="P1" draw:layer="layout" svg:width="3.942cm" svg:height="0.569cm" svg:x="29.25cm" svg:y="4.826cm">
          <draw:text-box>
            <text:p text:style-name="P4"><text:span text:style-name="T7">Прикладной</text:span></text:p>
          </draw:text-box>
        </draw:frame>
        <draw:frame draw:style-name="gr14" draw:text-style-name="P1" draw:layer="layout" svg:width="3.942cm" svg:height="0.569cm" svg:x="29.25cm" svg:y="9.331cm">
          <draw:text-box>
            <text:p text:style-name="P4"><text:span text:style-name="T7">Физический</text:span></text:p>
          </draw:text-box>
        </draw:frame>
        <draw:frame draw:style-name="gr15" draw:text-style-name="P1" draw:layer="layout" svg:width="14.319cm" svg:height="1.193cm" svg:x="7.8cm" svg:y="28.327cm">
          <draw:text-box>
            <text:p text:style-name="P2"><text:span text:style-name="T6">Передача первого блока данных</text:span></text:p>
          </draw:text-box>
        </draw:frame>
        <draw:line draw:style-name="gr1" draw:text-style-name="P1" draw:layer="layout" svg:x1="7.139cm" svg:y1="31.205cm" svg:x2="13.105cm" svg:y2="31.205cm">
          <text:p/>
        </draw:line>
        <draw:line draw:style-name="gr1" draw:text-style-name="P1" draw:layer="layout" svg:x1="7.139cm" svg:y1="33.592cm" svg:x2="13.105cm" svg:y2="33.592cm">
          <text:p/>
        </draw:line>
        <draw:line draw:style-name="gr1" draw:text-style-name="P1" draw:layer="layout" svg:x1="7.139cm" svg:y1="35.978cm" svg:x2="13.105cm" svg:y2="35.978cm">
          <text:p/>
        </draw:line>
        <draw:frame draw:style-name="gr16" draw:text-style-name="P1" draw:layer="layout" svg:width="4.177cm" svg:height="0.597cm" svg:x="2.365cm" svg:y="30.907cm">
          <draw:text-box>
            <text:p text:style-name="P4"><text:span text:style-name="T7">Прикладной</text:span></text:p>
          </draw:text-box>
        </draw:frame>
        <draw:frame draw:style-name="gr16" draw:text-style-name="P1" draw:layer="layout" svg:width="4.177cm" svg:height="0.597cm" svg:x="2.097cm" svg:y="33.293cm">
          <draw:text-box>
            <text:p text:style-name="P4"><text:span text:style-name="T7">Канальный</text:span></text:p>
          </draw:text-box>
        </draw:frame>
        <draw:frame draw:style-name="gr16" draw:text-style-name="P1" draw:layer="layout" svg:width="4.177cm" svg:height="0.597cm" svg:x="2.365cm" svg:y="35.978cm">
          <draw:text-box>
            <text:p text:style-name="P4"><text:span text:style-name="T7">Физический</text:span></text:p>
          </draw:text-box>
        </draw:frame>
        <draw:frame draw:style-name="gr15" draw:text-style-name="P1" draw:layer="layout" svg:width="7.756cm" svg:height="1.193cm" svg:x="6.107cm" svg:y="29.792cm">
          <draw:text-box>
            <text:p text:style-name="P2"><text:span text:style-name="T8">Ведущая станция</text:span></text:p>
          </draw:text-box>
        </draw:frame>
        <draw:frame draw:style-name="gr15" draw:text-style-name="P1" draw:layer="layout" svg:width="4.624cm" svg:height="1.705cm" svg:x="4.245cm" svg:y="33.873cm">
          <draw:text-box>
            <text:p text:style-name="P2"><text:span text:style-name="T8">Формирование и передача FILE HEADER-кадра</text:span></text:p>
          </draw:text-box>
        </draw:frame>
        <draw:frame draw:style-name="gr15" draw:text-style-name="P1" draw:layer="layout" svg:width="4.177cm" svg:height="1.193cm" svg:x="4.782cm" svg:y="31.802cm">
          <draw:text-box>
            <text:p text:style-name="P2"><text:span text:style-name="T8">Выбор файла для передачи</text:span></text:p>
          </draw:text-box>
        </draw:frame>
        <draw:polyline draw:style-name="gr10" draw:text-style-name="P1" draw:layer="layout" svg:width="0cm" svg:height="2.385cm" svg:x="9.018cm" svg:y="31.205cm" svg:viewBox="0 0 0 2386" draw:points="0,0 0,371 0,2386">
          <text:p/>
        </draw:polyline>
        <draw:polyline draw:style-name="gr10" draw:text-style-name="P1" draw:layer="layout" svg:width="0cm" svg:height="2.398cm" svg:x="9.018cm" svg:y="33.567cm" svg:viewBox="0 0 0 2399" draw:points="0,12 0,0 0,2399">
          <text:p/>
        </draw:polyline>
        <draw:line draw:style-name="gr1" draw:text-style-name="P1" draw:layer="layout" svg:x1="20.981cm" svg:y1="31.295cm" svg:x2="26.947cm" svg:y2="31.295cm">
          <text:p/>
        </draw:line>
        <draw:line draw:style-name="gr1" draw:text-style-name="P1" draw:layer="layout" svg:x1="20.981cm" svg:y1="33.681cm" svg:x2="26.947cm" svg:y2="33.681cm">
          <text:p/>
        </draw:line>
        <draw:line draw:style-name="gr1" draw:text-style-name="P1" draw:layer="layout" svg:x1="20.981cm" svg:y1="36.068cm" svg:x2="26.947cm" svg:y2="36.068cm">
          <text:p/>
        </draw:line>
        <draw:frame draw:style-name="gr16" draw:text-style-name="P1" draw:layer="layout" svg:width="4.177cm" svg:height="0.597cm" svg:x="16.207cm" svg:y="30.996cm">
          <draw:text-box>
            <text:p text:style-name="P4"><text:span text:style-name="T7">Прикладной</text:span></text:p>
          </draw:text-box>
        </draw:frame>
        <draw:frame draw:style-name="gr16" draw:text-style-name="P1" draw:layer="layout" svg:width="4.177cm" svg:height="0.597cm" svg:x="15.909cm" svg:y="33.383cm">
          <draw:text-box>
            <text:p text:style-name="P4"><text:span text:style-name="T7">Канальный</text:span></text:p>
          </draw:text-box>
        </draw:frame>
        <draw:frame draw:style-name="gr16" draw:text-style-name="P1" draw:layer="layout" svg:width="4.177cm" svg:height="0.597cm" svg:x="16.207cm" svg:y="36.068cm">
          <draw:text-box>
            <text:p text:style-name="P4"><text:span text:style-name="T7">Физический</text:span></text:p>
          </draw:text-box>
        </draw:frame>
        <draw:frame draw:style-name="gr15" draw:text-style-name="P1" draw:layer="layout" svg:width="7.756cm" svg:height="1.193cm" svg:x="19.877cm" svg:y="29.906cm">
          <draw:text-box>
            <text:p text:style-name="P2"><text:span text:style-name="T8">Станция-получатель</text:span></text:p>
          </draw:text-box>
        </draw:frame>
        <draw:line draw:style-name="gr11" draw:text-style-name="P1" draw:layer="layout" svg:x1="25.963cm" svg:y1="33.695cm" svg:x2="25.963cm" svg:y2="36.067cm">
          <text:p/>
        </draw:line>
        <draw:polyline draw:style-name="gr10" draw:text-style-name="P1" draw:layer="layout" svg:width="16.945cm" svg:height="2.595cm" svg:x="9.018cm" svg:y="36.068cm" svg:viewBox="0 0 16946 2596" draw:points="0,2596 16946,2596 16946,0">
          <text:p/>
        </draw:polyline>
        <draw:polyline draw:style-name="gr12" draw:text-style-name="P1" draw:layer="layout" svg:width="0cm" svg:height="2.96cm" svg:x="9.018cm" svg:y="35.702cm" svg:viewBox="0 0 0 2961" draw:points="0,276 0,0 0,2961">
          <text:p/>
        </draw:polyline>
        <draw:frame draw:style-name="gr16" draw:text-style-name="P1" draw:layer="layout" svg:width="5.966cm" svg:height="0.597cm" svg:x="13.791cm" svg:y="37.768cm">
          <draw:text-box>
            <text:p text:style-name="P2"><text:span text:style-name="T8">Передача битов</text:span></text:p>
          </draw:text-box>
        </draw:frame>
        <draw:frame draw:style-name="gr15" draw:text-style-name="P1" draw:layer="layout" svg:width="4.624cm" svg:height="1.193cm" svg:x="25.873cm" svg:y="34.248cm">
          <draw:text-box>
            <text:p text:style-name="P2"><text:span text:style-name="T8">Получение и распознавание кадра</text:span></text:p>
          </draw:text-box>
        </draw:frame>
        <draw:polyline draw:style-name="gr11" draw:text-style-name="P1" draw:layer="layout" svg:width="0cm" svg:height="2.385cm" svg:x="25.963cm" svg:y="31.295cm" svg:viewBox="0 0 0 2386" draw:points="0,0 0,357 0,2386">
          <text:p/>
        </draw:polyline>
        <draw:frame draw:style-name="gr15" draw:text-style-name="P1" draw:layer="layout" svg:width="3.638cm" svg:height="1.705cm" svg:x="22.397cm" svg:y="31.546cm">
          <draw:text-box>
            <text:p text:style-name="P2"><text:span text:style-name="T8">Выбор пути сохранения файла</text:span></text:p>
          </draw:text-box>
        </draw:frame>
        <draw:polyline draw:style-name="gr10" draw:text-style-name="P1" draw:layer="layout" svg:width="0cm" svg:height="2.414cm" svg:x="22.383cm" svg:y="33.652cm" svg:viewBox="0 0 0 2415" draw:points="0,29 0,0 0,2415">
          <text:p/>
        </draw:polyline>
        <draw:frame draw:style-name="gr15" draw:text-style-name="P1" draw:layer="layout" svg:width="4.624cm" svg:height="1.193cm" svg:x="17.371cm" svg:y="34.427cm">
          <draw:text-box>
            <text:p text:style-name="P2"><text:span text:style-name="T8">Передача ACK-кадра</text:span></text:p>
          </draw:text-box>
        </draw:frame>
        <draw:polyline draw:style-name="gr12" draw:text-style-name="P1" draw:layer="layout" svg:width="10.499cm" svg:height="0cm" svg:x="11.882cm" svg:y="37.47cm" svg:viewBox="0 0 10500 0" draw:points="10500,0 2815,0 0,0">
          <text:p/>
        </draw:polyline>
        <draw:polyline draw:style-name="gr12" draw:text-style-name="P1" draw:layer="layout" svg:width="0cm" svg:height="2.229cm" svg:x="22.383cm" svg:y="35.24cm" svg:viewBox="0 0 0 2230" draw:points="0,828 0,0 0,2230">
          <text:p/>
        </draw:polyline>
        <draw:line draw:style-name="gr10" draw:text-style-name="P1" draw:layer="layout" svg:x1="11.882cm" svg:y1="37.469cm" svg:x2="11.882cm" svg:y2="35.978cm">
          <text:p/>
        </draw:line>
        <draw:line draw:style-name="gr11" draw:text-style-name="P1" draw:layer="layout" svg:x1="11.877cm" svg:y1="33.592cm" svg:x2="11.883cm" svg:y2="36.039cm">
          <text:p/>
        </draw:line>
        <draw:frame draw:style-name="gr15" draw:text-style-name="P1" draw:layer="layout" svg:width="4.624cm" svg:height="1.193cm" svg:x="11.792cm" svg:y="34.129cm">
          <draw:text-box>
            <text:p text:style-name="P2"><text:span text:style-name="T8">Получение и распознавание кадра</text:span></text:p>
          </draw:text-box>
        </draw:frame>
        <draw:polyline draw:style-name="gr10" draw:text-style-name="P1" draw:layer="layout" svg:width="0cm" svg:height="2.385cm" svg:x="22.383cm" svg:y="31.295cm" svg:viewBox="0 0 0 2386" draw:points="0,0 0,357 0,2386">
          <text:p/>
        </draw:polyline>
        <draw:frame draw:style-name="gr17" draw:text-style-name="P1" draw:layer="layout" svg:width="14.8cm" svg:height="1.707cm" svg:x="36.707cm" svg:y="23.495cm">
          <draw:text-box>
            <text:p text:style-name="P2"><text:span text:style-name="T6">Безошибочная передача последующих блоков данных</text:span></text:p>
          </draw:text-box>
        </draw:frame>
        <draw:line draw:style-name="gr1" draw:text-style-name="P1" draw:layer="layout" svg:x1="33.568cm" svg:y1="26.591cm" svg:x2="39.734cm" svg:y2="26.591cm">
          <text:p/>
        </draw:line>
        <draw:line draw:style-name="gr1" draw:text-style-name="P1" draw:layer="layout" svg:x1="33.468cm" svg:y1="29.057cm" svg:x2="39.634cm" svg:y2="29.057cm">
          <text:p/>
        </draw:line>
        <draw:line draw:style-name="gr1" draw:text-style-name="P1" draw:layer="layout" svg:x1="33.468cm" svg:y1="31.524cm" svg:x2="39.634cm" svg:y2="31.524cm">
          <text:p/>
        </draw:line>
        <draw:frame draw:style-name="gr18" draw:text-style-name="P1" draw:layer="layout" svg:width="4.317cm" svg:height="0.617cm" svg:x="28.535cm" svg:y="26.282cm">
          <draw:text-box>
            <text:p text:style-name="P4"><text:span text:style-name="T7">Прикладной</text:span></text:p>
          </draw:text-box>
        </draw:frame>
        <draw:frame draw:style-name="gr18" draw:text-style-name="P1" draw:layer="layout" svg:width="4.317cm" svg:height="0.617cm" svg:x="28.257cm" svg:y="28.749cm">
          <draw:text-box>
            <text:p text:style-name="P4"><text:span text:style-name="T7">Канальный</text:span></text:p>
          </draw:text-box>
        </draw:frame>
        <draw:frame draw:style-name="gr18" draw:text-style-name="P1" draw:layer="layout" svg:width="4.317cm" svg:height="0.617cm" svg:x="28.535cm" svg:y="31.524cm">
          <draw:text-box>
            <text:p text:style-name="P4"><text:span text:style-name="T7">Физический</text:span></text:p>
          </draw:text-box>
        </draw:frame>
        <draw:frame draw:style-name="gr17" draw:text-style-name="P1" draw:layer="layout" svg:width="8.017cm" svg:height="1.233cm" svg:x="32.327cm" svg:y="24.932cm">
          <draw:text-box>
            <text:p text:style-name="P2"><text:span text:style-name="T8">Ведущая станция</text:span></text:p>
          </draw:text-box>
        </draw:frame>
        <draw:frame draw:style-name="gr17" draw:text-style-name="P1" draw:layer="layout" svg:width="4.779cm" svg:height="1.705cm" svg:x="30.477cm" svg:y="29.376cm">
          <draw:text-box>
            <text:p text:style-name="P2"><text:span text:style-name="T8">Формирование и передача кадра BINARY_DATA</text:span></text:p>
          </draw:text-box>
        </draw:frame>
        <draw:polyline draw:style-name="gr10" draw:text-style-name="P1" draw:layer="layout" svg:width="0cm" svg:height="2.688cm" svg:x="35.41cm" svg:y="28.822cm" svg:viewBox="0 0 0 2689" draw:points="0,222 0,0 0,2689">
          <text:p/>
        </draw:polyline>
        <draw:line draw:style-name="gr1" draw:text-style-name="P1" draw:layer="layout" svg:x1="47.775cm" svg:y1="26.683cm" svg:x2="53.941cm" svg:y2="26.683cm">
          <text:p/>
        </draw:line>
        <draw:line draw:style-name="gr1" draw:text-style-name="P1" draw:layer="layout" svg:x1="47.775cm" svg:y1="29.15cm" svg:x2="53.941cm" svg:y2="29.15cm">
          <text:p/>
        </draw:line>
        <draw:line draw:style-name="gr1" draw:text-style-name="P1" draw:layer="layout" svg:x1="47.775cm" svg:y1="31.616cm" svg:x2="53.941cm" svg:y2="31.616cm">
          <text:p/>
        </draw:line>
        <draw:frame draw:style-name="gr18" draw:text-style-name="P1" draw:layer="layout" svg:width="4.317cm" svg:height="0.617cm" svg:x="42.841cm" svg:y="26.375cm">
          <draw:text-box>
            <text:p text:style-name="P4"><text:span text:style-name="T7">Прикладной</text:span></text:p>
          </draw:text-box>
        </draw:frame>
        <draw:frame draw:style-name="gr18" draw:text-style-name="P1" draw:layer="layout" svg:width="4.317cm" svg:height="0.617cm" svg:x="42.533cm" svg:y="28.842cm">
          <draw:text-box>
            <text:p text:style-name="P4"><text:span text:style-name="T7">Канальный</text:span></text:p>
          </draw:text-box>
        </draw:frame>
        <draw:frame draw:style-name="gr18" draw:text-style-name="P1" draw:layer="layout" svg:width="4.317cm" svg:height="0.617cm" svg:x="42.841cm" svg:y="31.616cm">
          <draw:text-box>
            <text:p text:style-name="P4"><text:span text:style-name="T7">Физический</text:span></text:p>
          </draw:text-box>
        </draw:frame>
        <draw:frame draw:style-name="gr17" draw:text-style-name="P1" draw:layer="layout" svg:width="8.017cm" svg:height="1.233cm" svg:x="46.634cm" svg:y="24.525cm">
          <draw:text-box>
            <text:p text:style-name="P2"><text:span text:style-name="T8">Станция-получатель</text:span></text:p>
          </draw:text-box>
        </draw:frame>
        <draw:line draw:style-name="gr11" draw:text-style-name="P1" draw:layer="layout" svg:x1="52.924cm" svg:y1="29.149cm" svg:x2="52.924cm" svg:y2="31.616cm">
          <text:p/>
        </draw:line>
        <draw:polyline draw:style-name="gr10" draw:text-style-name="P1" draw:layer="layout" svg:width="17.513cm" svg:height="2.682cm" svg:x="35.544cm" svg:y="31.616cm" svg:viewBox="0 0 17514 2683" draw:points="0,2683 17514,2683 17514,0">
          <text:p/>
        </draw:polyline>
        <draw:polyline draw:style-name="gr12" draw:text-style-name="P1" draw:layer="layout" svg:width="0cm" svg:height="3.34cm" svg:x="35.41cm" svg:y="30.957cm" svg:viewBox="0 0 0 3341" draw:points="0,566 0,0 0,3341">
          <text:p/>
        </draw:polyline>
        <draw:frame draw:style-name="gr18" draw:text-style-name="P1" draw:layer="layout" svg:width="6.167cm" svg:height="0.617cm" svg:x="40.344cm" svg:y="33.374cm">
          <draw:text-box>
            <text:p text:style-name="P2"><text:span text:style-name="T8">Передача битов</text:span></text:p>
          </draw:text-box>
        </draw:frame>
        <draw:frame draw:style-name="gr17" draw:text-style-name="P1" draw:layer="layout" svg:width="4.779cm" svg:height="1.233cm" svg:x="52.831cm" svg:y="29.736cm">
          <draw:text-box>
            <text:p text:style-name="P2"><text:span text:style-name="T8">Получение и распознавание кадра</text:span></text:p>
          </draw:text-box>
        </draw:frame>
        <draw:line draw:style-name="gr10" draw:text-style-name="P1" draw:layer="layout" svg:x1="49.224cm" svg:y1="29.15cm" svg:x2="49.224cm" svg:y2="31.616cm">
          <text:p/>
        </draw:line>
        <draw:frame draw:style-name="gr17" draw:text-style-name="P1" draw:layer="layout" svg:width="4.779cm" svg:height="1.233cm" svg:x="44.044cm" svg:y="29.921cm">
          <draw:text-box>
            <text:p text:style-name="P2"><text:span text:style-name="T8">Передача ACK-кадра</text:span></text:p>
          </draw:text-box>
        </draw:frame>
        <draw:polyline draw:style-name="gr12" draw:text-style-name="P1" draw:layer="layout" svg:width="10.852cm" svg:height="0cm" svg:x="38.37cm" svg:y="33.066cm" svg:viewBox="0 0 10853 0" draw:points="10853,0 2486,0 0,0">
          <text:p/>
        </draw:polyline>
        <draw:polyline draw:style-name="gr12" draw:text-style-name="P1" draw:layer="layout" svg:width="0cm" svg:height="2.569cm" svg:x="49.224cm" svg:y="30.495cm" svg:viewBox="0 0 0 2570" draw:points="0,1121 0,0 0,2570">
          <text:p/>
        </draw:polyline>
        <draw:line draw:style-name="gr10" draw:text-style-name="P1" draw:layer="layout" svg:x1="38.37cm" svg:y1="33.065cm" svg:x2="38.37cm" svg:y2="31.524cm">
          <text:p/>
        </draw:line>
        <draw:line draw:style-name="gr11" draw:text-style-name="P1" draw:layer="layout" svg:x1="38.357cm" svg:y1="29.057cm" svg:x2="38.371cm" svg:y2="31.586cm">
          <text:p/>
        </draw:line>
        <draw:frame draw:style-name="gr17" draw:text-style-name="P1" draw:layer="layout" svg:width="4.779cm" svg:height="1.233cm" svg:x="38.278cm" svg:y="29.612cm">
          <draw:text-box>
            <text:p text:style-name="P2"><text:span text:style-name="T8">Получение и распознавание кадра</text:span></text:p>
          </draw:text-box>
        </draw:frame>
        <draw:polyline draw:style-name="gr10" draw:text-style-name="P1" draw:layer="layout" svg:width="0cm" svg:height="2.465cm" svg:x="35.41cm" svg:y="26.591cm" svg:viewBox="0 0 0 2466" draw:points="0,0 0,241 0,2466">
          <text:p/>
        </draw:polyline>
        <draw:frame draw:style-name="gr17" draw:text-style-name="P1" draw:layer="layout" svg:width="4.779cm" svg:height="1.233cm" svg:x="30.261cm" svg:y="27.207cm">
          <draw:text-box>
            <text:p text:style-name="P2"><text:span text:style-name="T8">Чтение части файла</text:span></text:p>
          </draw:text-box>
        </draw:frame>
        <draw:polyline draw:style-name="gr11" draw:text-style-name="P1" draw:layer="layout" svg:width="0cm" svg:height="2.465cm" svg:x="52.924cm" svg:y="26.683cm" svg:viewBox="0 0 0 2466" draw:points="0,0 0,224 0,2466">
          <text:p/>
        </draw:polyline>
        <draw:frame draw:style-name="gr17" draw:text-style-name="P1" draw:layer="layout" svg:width="4.779cm" svg:height="1.233cm" svg:x="53.078cm" svg:y="27.207cm">
          <draw:text-box>
            <text:p text:style-name="P2"><text:span text:style-name="T8">Запись части файла на диск</text:span></text:p>
          </draw:text-box>
        </draw:frame>
        <draw:frame draw:style-name="gr3" draw:text-style-name="P1" draw:layer="layout" svg:width="2.3cm" svg:height="0.524cm" svg:x="41.7cm" svg:y="39.488cm">
          <draw:text-box>
            <text:p text:style-name="P2"><text:span text:style-name="T2">Сысойкин Е.М</text:span></text:p>
          </draw:text-box>
        </draw:frame>
        <draw:frame draw:style-name="gr19" draw:text-style-name="P1" draw:layer="layout" svg:width="24.017cm" svg:height="2.45cm" svg:x="8.572cm" svg:y="11.97cm">
          <draw:text-box>
            <text:p text:style-name="P2"><text:span text:style-name="T6">Передача блока данных с ошибкой. Повторная передача блока</text:span></text:p>
          </draw:text-box>
        </draw:frame>
        <draw:line draw:style-name="gr1" draw:text-style-name="P1" draw:layer="layout" svg:x1="8.379cm" svg:y1="15.611cm" svg:x2="17.955cm" svg:y2="15.611cm">
          <text:p/>
        </draw:line>
        <draw:line draw:style-name="gr1" draw:text-style-name="P1" draw:layer="layout" svg:x1="8.379cm" svg:y1="18.062cm" svg:x2="17.955cm" svg:y2="18.062cm">
          <text:p/>
        </draw:line>
        <draw:line draw:style-name="gr1" draw:text-style-name="P1" draw:layer="layout" svg:x1="8.379cm" svg:y1="20.512cm" svg:x2="17.955cm" svg:y2="20.512cm">
          <text:p/>
        </draw:line>
        <draw:frame draw:style-name="gr20" draw:text-style-name="P1" draw:layer="layout" svg:width="4.311cm" svg:height="0.613cm" svg:x="3.626cm" svg:y="15.24cm">
          <draw:text-box>
            <text:p text:style-name="P4"><text:span text:style-name="T7">Прикладной</text:span></text:p>
          </draw:text-box>
        </draw:frame>
        <draw:frame draw:style-name="gr20" draw:text-style-name="P1" draw:layer="layout" svg:width="4.311cm" svg:height="0.613cm" svg:x="3.349cm" svg:y="17.69cm">
          <draw:text-box>
            <text:p text:style-name="P4"><text:span text:style-name="T7">Канальный</text:span></text:p>
          </draw:text-box>
        </draw:frame>
        <draw:frame draw:style-name="gr20" draw:text-style-name="P1" draw:layer="layout" svg:width="4.311cm" svg:height="0.613cm" svg:x="3.626cm" svg:y="20.447cm">
          <draw:text-box>
            <text:p text:style-name="P4"><text:span text:style-name="T7">Физический</text:span></text:p>
          </draw:text-box>
        </draw:frame>
        <draw:frame draw:style-name="gr21" draw:text-style-name="P1" draw:layer="layout" svg:width="8.006cm" svg:height="1.225cm" svg:x="7.24cm" svg:y="13.467cm">
          <draw:text-box>
            <text:p text:style-name="P2"><text:span text:style-name="T8">Ведущая станция</text:span></text:p>
          </draw:text-box>
        </draw:frame>
        <draw:frame draw:style-name="gr21" draw:text-style-name="P1" draw:layer="layout" svg:width="4.773cm" svg:height="1.705cm" svg:x="4.407cm" svg:y="18.473cm">
          <draw:text-box>
            <text:p text:style-name="P2"><text:span text:style-name="T8">Формирование и передача кадра BINARY_DATA</text:span></text:p>
          </draw:text-box>
        </draw:frame>
        <draw:line draw:style-name="gr10" draw:text-style-name="P1" draw:layer="layout" svg:x1="9.334cm" svg:y1="18.062cm" svg:x2="9.334cm" svg:y2="20.512cm">
          <text:p/>
        </draw:line>
        <draw:line draw:style-name="gr1" draw:text-style-name="P1" draw:layer="layout" svg:x1="23.498cm" svg:y1="15.703cm" svg:x2="34.367cm" svg:y2="15.703cm">
          <text:p/>
        </draw:line>
        <draw:line draw:style-name="gr1" draw:text-style-name="P1" draw:layer="layout" svg:x1="23.498cm" svg:y1="18.154cm" svg:x2="34.367cm" svg:y2="18.154cm">
          <text:p/>
        </draw:line>
        <draw:line draw:style-name="gr1" draw:text-style-name="P1" draw:layer="layout" svg:x1="23.498cm" svg:y1="20.604cm" svg:x2="34.367cm" svg:y2="20.604cm">
          <text:p/>
        </draw:line>
        <draw:frame draw:style-name="gr20" draw:text-style-name="P1" draw:layer="layout" svg:width="4.311cm" svg:height="0.613cm" svg:x="18.314cm" svg:y="15.317cm">
          <draw:text-box>
            <text:p text:style-name="P4"><text:span text:style-name="T7">Прикладной</text:span></text:p>
          </draw:text-box>
        </draw:frame>
        <draw:frame draw:style-name="gr20" draw:text-style-name="P1" draw:layer="layout" svg:width="4.311cm" svg:height="0.613cm" svg:x="18.059cm" svg:y="17.755cm">
          <draw:text-box>
            <text:p text:style-name="P4"><text:span text:style-name="T7">Канальный</text:span></text:p>
          </draw:text-box>
        </draw:frame>
        <draw:frame draw:style-name="gr20" draw:text-style-name="P1" draw:layer="layout" svg:width="4.311cm" svg:height="0.613cm" svg:x="18.059cm" svg:y="20.206cm">
          <draw:text-box>
            <text:p text:style-name="P4"><text:span text:style-name="T7">Физический</text:span></text:p>
          </draw:text-box>
        </draw:frame>
        <draw:frame draw:style-name="gr21" draw:text-style-name="P1" draw:layer="layout" svg:width="8.006cm" svg:height="1.225cm" svg:x="26.87cm" svg:y="13.559cm">
          <draw:text-box>
            <text:p text:style-name="P2"><text:span text:style-name="T8">Станция-получатель</text:span></text:p>
          </draw:text-box>
        </draw:frame>
        <draw:line draw:style-name="gr11" draw:text-style-name="P1" draw:layer="layout" svg:x1="33.351cm" svg:y1="18.154cm" svg:x2="33.351cm" svg:y2="20.604cm">
          <text:p/>
        </draw:line>
        <draw:polyline draw:style-name="gr10" draw:text-style-name="P1" draw:layer="layout" svg:width="24.002cm" svg:height="3.43cm" svg:x="9.334cm" svg:y="20.604cm" svg:viewBox="0 0 24003 3431" draw:points="0,3431 24003,3431 24003,0">
          <text:p/>
        </draw:polyline>
        <draw:line draw:style-name="gr12" draw:text-style-name="P1" draw:layer="layout" svg:x1="9.334cm" svg:y1="20.512cm" svg:x2="9.334cm" svg:y2="24.493cm">
          <text:p/>
        </draw:line>
        <draw:frame draw:style-name="gr20" draw:text-style-name="P1" draw:layer="layout" svg:width="6.158cm" svg:height="0.613cm" svg:x="17.34cm" svg:y="23.975cm">
          <draw:text-box>
            <text:p text:style-name="P2"><text:span text:style-name="T8">Передача битов</text:span></text:p>
          </draw:text-box>
        </draw:frame>
        <draw:frame draw:style-name="gr21" draw:text-style-name="P1" draw:layer="layout" svg:width="4.773cm" svg:height="1.225cm" svg:x="33.962cm" svg:y="20.002cm">
          <draw:text-box>
            <text:p text:style-name="P2"><text:span text:style-name="T8">Получение и распознавание кадра</text:span></text:p>
          </draw:text-box>
        </draw:frame>
        <draw:line draw:style-name="gr10" draw:text-style-name="P1" draw:layer="layout" svg:x1="29.656cm" svg:y1="18.154cm" svg:x2="29.656cm" svg:y2="20.604cm">
          <text:p/>
        </draw:line>
        <draw:frame draw:style-name="gr21" draw:text-style-name="P1" draw:layer="layout" svg:width="2.956cm" svg:height="1.225cm" svg:x="26.577cm" svg:y="18.736cm">
          <draw:text-box>
            <text:p text:style-name="P2"><text:span text:style-name="T8">Передача ERROR-кадра</text:span></text:p>
          </draw:text-box>
        </draw:frame>
        <draw:line draw:style-name="gr12" draw:text-style-name="P1" draw:layer="layout" svg:x1="29.655cm" svg:y1="23.285cm" svg:x2="10.933cm" svg:y2="23.253cm">
          <text:p/>
        </draw:line>
        <draw:line draw:style-name="gr12" draw:text-style-name="P1" draw:layer="layout" svg:x1="29.612cm" svg:y1="20.594cm" svg:x2="29.609cm" svg:y2="23.275cm">
          <text:p/>
        </draw:line>
        <draw:line draw:style-name="gr10" draw:text-style-name="P1" draw:layer="layout" svg:x1="10.933cm" svg:y1="23.254cm" svg:x2="10.936cm" svg:y2="20.512cm">
          <text:p/>
        </draw:line>
        <draw:line draw:style-name="gr11" draw:text-style-name="P1" draw:layer="layout" svg:x1="10.935cm" svg:y1="18.062cm" svg:x2="10.935cm" svg:y2="20.512cm">
          <text:p/>
        </draw:line>
        <draw:frame draw:style-name="gr22" draw:text-style-name="P1" draw:layer="layout" svg:width="4.48cm" svg:height="2.404cm" svg:x="10.63cm" svg:y="18.115cm">
          <draw:text-box>
            <text:p text:style-name="P2"><text:span text:style-name="T8">Получение и распознавание </text:span></text:p>
            <text:p text:style-name="P2"><text:span text:style-name="T8">кадра</text:span></text:p>
          </draw:text-box>
        </draw:frame>
        <draw:line draw:style-name="gr10" draw:text-style-name="P1" draw:layer="layout" svg:x1="9.334cm" svg:y1="15.611cm" svg:x2="9.334cm" svg:y2="18.061cm">
          <text:p/>
        </draw:line>
        <draw:frame draw:style-name="gr21" draw:text-style-name="P1" draw:layer="layout" svg:width="3.618cm" svg:height="1.225cm" svg:x="5.17cm" svg:y="15.985cm">
          <draw:text-box>
            <text:p text:style-name="P2"><text:span text:style-name="T8">Чтение части файла</text:span></text:p>
          </draw:text-box>
        </draw:frame>
        <draw:g>
          <draw:g>
            <draw:polygon draw:style-name="gr23" draw:text-style-name="P5" draw:layer="layout" svg:width="4.36cm" svg:height="1.225cm" svg:x="31.171cm" svg:y="18.613cm" svg:viewBox="0 0 4361 1226" draw:points="0,1226 4361,1226 4361,0 0,0">
              <text:p/>
            </draw:polygon>
            <draw:polygon draw:style-name="gr12" draw:text-style-name="P1" draw:layer="layout" svg:width="4.36cm" svg:height="1.225cm" svg:x="31.171cm" svg:y="18.613cm" svg:viewBox="0 0 4361 1226" draw:points="0,1226 4361,1226 4361,0 0,0">
              <text:p/>
            </draw:polygon>
          </draw:g>
          <draw:frame draw:style-name="gr24" draw:text-style-name="P1" draw:layer="layout" svg:width="4.36cm" svg:height="1.279cm" svg:x="31.171cm" svg:y="18.586cm">
            <draw:text-box>
              <text:p text:style-name="P2"><text:span text:style-name="T8">Обнаружение</text:span></text:p>
              <text:p text:style-name="P2"><text:span text:style-name="T8">ошибки</text:span></text:p>
            </draw:text-box>
          </draw:frame>
        </draw:g>
        <draw:line draw:style-name="gr10" draw:text-style-name="P1" draw:layer="layout" svg:x1="15.492cm" svg:y1="18.062cm" svg:x2="15.492cm" svg:y2="20.512cm">
          <text:p/>
        </draw:line>
        <draw:frame draw:style-name="gr21" draw:text-style-name="P1" draw:layer="layout" svg:width="4.773cm" svg:height="1.225cm" svg:x="15.323cm" svg:y="18.392cm">
          <draw:text-box>
            <text:p text:style-name="P2"><text:span text:style-name="T8">Повторная </text:span></text:p>
            <text:p text:style-name="P2"><text:span text:style-name="T8">передача кадра</text:span></text:p>
          </draw:text-box>
        </draw:frame>
        <draw:polyline draw:style-name="gr12" draw:text-style-name="P1" draw:layer="layout" svg:width="10.715cm" svg:height="1.838cm" svg:x="15.492cm" svg:y="20.512cm" svg:viewBox="0 0 10716 1839" draw:points="0,0 0,1839 10716,1839">
          <text:p/>
        </draw:polyline>
        <draw:line draw:style-name="gr10" draw:text-style-name="P1" draw:layer="layout" svg:x1="26.208cm" svg:y1="22.351cm" svg:x2="26.213cm" svg:y2="20.604cm">
          <text:p/>
        </draw:line>
        <draw:line draw:style-name="gr11" draw:text-style-name="P1" draw:layer="layout" svg:x1="26.208cm" svg:y1="18.154cm" svg:x2="26.208cm" svg:y2="20.604cm">
          <text:p/>
        </draw:line>
        <draw:frame draw:style-name="gr21" draw:text-style-name="P1" draw:layer="layout" svg:width="4.773cm" svg:height="1.225cm" svg:x="25.997cm" svg:y="16.285cm">
          <draw:text-box>
            <text:p text:style-name="P2"><text:span text:style-name="T8">Запись </text:span></text:p>
            <text:p text:style-name="P2"><text:span text:style-name="T8">части файла на диск</text:span></text:p>
          </draw:text-box>
        </draw:frame>
        <draw:line draw:style-name="gr11" draw:text-style-name="P1" draw:layer="layout" svg:x1="26.22cm" svg:y1="15.703cm" svg:x2="26.22cm" svg:y2="18.153cm">
          <text:p/>
        </draw:line>
        <draw:frame draw:style-name="gr25" draw:text-style-name="P1" draw:layer="layout" svg:width="4.773cm" svg:height="2.281cm" svg:x="21.974cm" svg:y="18.335cm">
          <draw:text-box>
            <text:p text:style-name="P2"><text:span text:style-name="T8">Получение</text:span></text:p>
            <text:p text:style-name="P2"><text:span text:style-name="T8">и распознавание </text:span></text:p>
            <text:p text:style-name="P2"><text:span text:style-name="T8">кадра</text:span></text:p>
          </draw:text-box>
        </draw:frame>
        <draw:frame draw:style-name="gr20" draw:text-style-name="P1" draw:layer="layout" svg:width="6.158cm" svg:height="0.613cm" svg:x="17.463cm" svg:y="23.172cm">
          <draw:text-box>
            <text:p text:style-name="P2"><text:span text:style-name="T8">Передача битов</text:span></text:p>
          </draw:text-box>
        </draw:frame>
        <draw:frame draw:style-name="gr26" draw:text-style-name="P6" draw:layer="layout" svg:width="4.367cm" svg:height="0.569cm" svg:x="39.426cm" svg:y="14.636cm">
          <draw:text-box>
            <text:p text:style-name="P2"><text:span text:style-name="T7">Прикладной</text:span></text:p>
          </draw:text-box>
        </draw:frame>
        <draw:frame draw:style-name="gr26" draw:text-style-name="P6" draw:layer="layout" svg:width="4.367cm" svg:height="0.569cm" svg:x="39.426cm" svg:y="17.198cm">
          <draw:text-box>
            <text:p text:style-name="P2"><text:span text:style-name="T7">Канальный</text:span></text:p>
          </draw:text-box>
        </draw:frame>
        <draw:frame draw:style-name="gr26" draw:text-style-name="P6" draw:layer="layout" svg:width="4.367cm" svg:height="0.569cm" svg:x="39.426cm" svg:y="19.76cm">
          <draw:text-box>
            <text:p text:style-name="P2"><text:span text:style-name="T7">Физический</text:span></text:p>
          </draw:text-box>
        </draw:frame>
        <draw:line draw:style-name="gr1" draw:text-style-name="P1" draw:layer="layout" svg:x1="44.042cm" svg:y1="15.091cm" svg:x2="49.031cm" svg:y2="15.091cm">
          <text:p/>
        </draw:line>
        <draw:line draw:style-name="gr1" draw:text-style-name="P1" draw:layer="layout" svg:x1="44.042cm" svg:y1="17.369cm" svg:x2="49.031cm" svg:y2="17.369cm">
          <text:p/>
        </draw:line>
        <draw:line draw:style-name="gr1" draw:text-style-name="P1" draw:layer="layout" svg:x1="44.042cm" svg:y1="19.646cm" svg:x2="49.031cm" svg:y2="19.646cm">
          <text:p/>
        </draw:line>
        <draw:line draw:style-name="gr10" draw:text-style-name="P1" draw:layer="layout" svg:x1="45.912cm" svg:y1="17.369cm" svg:x2="45.912cm" svg:y2="19.646cm">
          <text:p/>
        </draw:line>
        <draw:frame draw:style-name="gr27" draw:text-style-name="P6" draw:layer="layout" svg:width="3.742cm" svg:height="1.139cm" svg:x="42.545cm" svg:y="17.938cm">
          <draw:text-box>
            <text:p text:style-name="P2"><text:span text:style-name="T8">Передача</text:span></text:p>
            <text:p text:style-name="P2"><text:span text:style-name="T8">кадра</text:span></text:p>
          </draw:text-box>
        </draw:frame>
        <draw:line draw:style-name="gr10" draw:text-style-name="P1" draw:layer="layout" svg:x1="47.16cm" svg:y1="17.937cm" svg:x2="47.16cm" svg:y2="15.091cm">
          <text:p/>
        </draw:line>
        <draw:frame draw:style-name="gr27" draw:text-style-name="P6" draw:layer="layout" svg:width="4.366cm" svg:height="1.139cm" svg:x="47.16cm" svg:y="15.661cm">
          <draw:text-box>
            <text:p text:style-name="P2"><text:span text:style-name="T8">Невозможность</text:span></text:p>
            <text:p text:style-name="P2"><text:span text:style-name="T8">соединения</text:span></text:p>
          </draw:text-box>
        </draw:frame>
        <draw:frame draw:style-name="gr28" draw:text-style-name="P6" draw:layer="layout" svg:width="6.237cm" svg:height="0.569cm" svg:x="44.914cm" svg:y="21.355cm">
          <draw:text-box>
            <text:p text:style-name="P2"><text:span text:style-name="T8">Передача битов</text:span></text:p>
          </draw:text-box>
        </draw:frame>
        <draw:g>
          <draw:g>
            <draw:polygon draw:style-name="gr23" draw:text-style-name="P5" draw:layer="layout" svg:width="4.416cm" svg:height="1.138cm" svg:x="46.487cm" svg:y="17.938cm" svg:viewBox="0 0 4417 1139" draw:points="0,1139 4417,1139 4417,0 0,0">
              <text:p/>
            </draw:polygon>
            <draw:polygon draw:style-name="gr12" draw:text-style-name="P1" draw:layer="layout" svg:width="4.416cm" svg:height="1.138cm" svg:x="46.487cm" svg:y="17.938cm" svg:viewBox="0 0 4417 1139" draw:points="0,1139 4417,1139 4417,0 0,0">
              <text:p/>
            </draw:polygon>
          </draw:g>
          <draw:frame draw:style-name="gr29" draw:text-style-name="P6" draw:layer="layout" svg:width="4.416cm" svg:height="1.279cm" svg:x="46.487cm" svg:y="17.868cm">
            <draw:text-box>
              <text:p text:style-name="P2"><text:span text:style-name="T8">Истечение</text:span></text:p>
              <text:p text:style-name="P2"><text:span text:style-name="T8">таймаута</text:span></text:p>
            </draw:text-box>
          </draw:frame>
        </draw:g>
        <draw:polyline draw:style-name="gr10" draw:text-style-name="P1" draw:layer="layout" svg:width="5.589cm" svg:height="2.278cm" svg:x="45.912cm" svg:y="19.646cm" svg:viewBox="0 0 5590 2279" draw:points="0,0 0,2279 5590,2279">
          <text:p/>
        </draw:polyline>
        <draw:path draw:style-name="gr30" draw:text-style-name="P1" draw:layer="layout" svg:width="0.551cm" svg:height="2.732cm" svg:x="51.224cm" svg:y="20.444cm" svg:viewBox="0 0 552 2733" svg:d="M302 0c-667 545-16 1053-47 1544-27 427-573 840 297 1189">
          <text:p/>
        </draw:path>
        <draw:frame draw:style-name="gr26" draw:text-style-name="P6" draw:layer="layout" svg:width="4.366cm" svg:height="0.569cm" svg:x="50.902cm" svg:y="14.522cm">
          <draw:text-box>
            <text:p text:style-name="P2"><text:span text:style-name="T7">Прикладной</text:span></text:p>
          </draw:text-box>
        </draw:frame>
        <draw:frame draw:style-name="gr26" draw:text-style-name="P6" draw:layer="layout" svg:width="4.366cm" svg:height="0.569cm" svg:x="50.902cm" svg:y="17.084cm">
          <draw:text-box>
            <text:p text:style-name="P2"><text:span text:style-name="T7">Канальный</text:span></text:p>
          </draw:text-box>
        </draw:frame>
        <draw:frame draw:style-name="gr26" draw:text-style-name="P6" draw:layer="layout" svg:width="4.366cm" svg:height="0.569cm" svg:x="50.902cm" svg:y="19.646cm">
          <draw:text-box>
            <text:p text:style-name="P2"><text:span text:style-name="T7">Физический</text:span></text:p>
          </draw:text-box>
        </draw:frame>
        <draw:frame draw:style-name="gr27" draw:text-style-name="P6" draw:layer="layout" svg:width="17.463cm" svg:height="1.139cm" svg:x="39.052cm" svg:y="13.4cm">
          <draw:text-box>
            <text:p text:style-name="P2"><text:span text:style-name="T6">Разрыв соединения (истечение таймаута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Sarasa Mono SC1" svg:font-family="'Sarasa Mono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Mono SC" svg:font-family="'Sarasa Mono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arasa Mono SC" style:font-family-asian="'Sarasa Mono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4-09T23:57:22.376608850</dc:date>
    <meta:creation-date>2021-03-31T12:42:55Z</meta:creation-date>
    <meta:generator>LibreOffice/7.1.1.2$Linux_X86_64 LibreOffice_project/10$Build-2</meta:generator>
    <meta:editing-duration>PT3M16S</meta:editing-duration>
    <meta:editing-cycles>2</meta:editing-cycles>
    <meta:document-statistic meta:object-count="315"/>
  </office:meta>
</office:document-meta>
</file>